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efefe"/>
      <style:paragraph-properties fo:margin-top="0cm" fo:margin-bottom="0.339cm" loext:contextual-spacing="false" fo:background-color="#fefefe"/>
    </style:style>
    <style:style style:name="P2" style:family="paragraph" style:parent-style-name="Normal_20__28_Web_29_">
      <loext:graphic-properties draw:fill="solid" draw:fill-color="#fefefe"/>
      <style:paragraph-properties fo:margin-top="0cm" fo:margin-bottom="0.339cm" loext:contextual-spacing="false" fo:background-color="#fefefe"/>
      <style:text-properties fo:color="#0a0a0a" style:font-name="Helvetica" fo:language="sv" fo:country="SE" style:font-name-complex="Helvetica1"/>
    </style:style>
    <style:style style:name="P3" style:family="paragraph" style:parent-style-name="Normal_20__28_Web_29_">
      <loext:graphic-properties draw:fill="solid" draw:fill-color="#fefefe"/>
      <style:paragraph-properties fo:margin-top="0cm" fo:margin-bottom="0.339cm" loext:contextual-spacing="false" fo:background-color="#fefefe"/>
      <style:text-properties officeooo:paragraph-rsid="0012b313"/>
    </style:style>
    <style:style style:name="P4" style:family="paragraph" style:parent-style-name="Normal_20__28_Web_29_">
      <loext:graphic-properties draw:fill="solid" draw:fill-color="#fefefe"/>
      <style:paragraph-properties fo:margin-top="0cm" fo:margin-bottom="0.339cm" loext:contextual-spacing="false" fo:line-height="150%" fo:background-color="#fefefe"/>
      <style:text-properties officeooo:paragraph-rsid="0012b313"/>
    </style:style>
    <style:style style:name="P5" style:family="paragraph" style:parent-style-name="Heading_20_1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color="#0a0a0a" style:font-name="Helvetica" fo:language="sv" fo:country="SE" style:font-name-complex="Helvetica1"/>
    </style:style>
    <style:style style:name="T2" style:family="text">
      <style:text-properties fo:color="#0a0a0a" style:font-name="Helvetica" fo:language="sv" fo:country="SE" officeooo:rsid="0012b313" style:font-name-complex="Helvetica1"/>
    </style:style>
    <style:style style:name="T3" style:family="text">
      <style:text-properties fo:color="#0a0a0a" style:font-name="Helvetica" fo:language="sv" fo:country="SE" fo:font-style="italic" style:font-style-asian="italic" style:font-name-complex="Helvetica1"/>
    </style:style>
    <style:style style:name="T4" style:family="text">
      <style:text-properties fo:color="#0a0a0a" style:font-name="Helvetica" fo:language="sv" fo:country="SE" fo:font-style="italic" style:font-style-asian="italic" style:font-name-complex="Helvetica1" style:font-style-complex="italic"/>
    </style:style>
    <style:style style:name="T5" style:family="text">
      <style:text-properties fo:color="#0a0a0a" style:font-name="Helvetica" fo:language="sv" fo:country="SE" fo:font-style="italic" officeooo:rsid="0012b313" style:font-style-asian="italic" style:font-name-complex="Helvetica1" style:font-style-complex="italic"/>
    </style:style>
    <style:style style:name="T6" style:family="text">
      <style:text-properties fo:color="#2785ce" style:font-name="Helvetica" fo:language="sv" fo:country="SE" style:font-name-complex="Helvetic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Městská část Brno-………………………………………………………………………… </text:span><text:span text:style-name="T4">(Enter the name of the municipality where you are registered as a permanent resident)</text:span></text:p>
      <text:p text:style-name="P3"><text:span text:style-name="T1">Úřad Městské části Brno-………………………………………………………….……… </text:span><text:span text:style-name="T4">(Enter the name of the municipality Office where you are registered as a permanent resident)</text:span></text:p>
      <text:p text:style-name="P5">ŽÁDOST o zapsání do dodatku stálého seznamu voličů </text:p>
      <text:p text:style-name="P3"><text:span text:style-name="T1">Žádám o zapsání do dodatku stálého seznamu voličů dle ustanovení § 77 zákona č. 491/2001 Sb., o volbách do zastupitelstev obcí a o změně některých předpisů, ve znění pozdějších.<text:line-break/></text:span><text:span text:style-name="T4">(I am applying to be included into the permanent list of voters per Law no. 491/2001 of the Codex § 77)</text:span></text:p>
      <text:p text:style-name="P4"><text:span text:style-name="T1">jméno </text:span><text:span text:style-name="T4">(</text:span><text:span text:style-name="T5">first </text:span><text:span text:style-name="T4">name)</text:span><text:span text:style-name="T1">: …………………………………………………..……………….……. příjmení </text:span><text:span text:style-name="T4">(last name)</text:span><text:span text:style-name="T1">: ………………………………………………………….…….……… datum narození </text:span><text:span text:style-name="T4">(birthdate)</text:span><text:span text:style-name="T1">: ………………………………………………………………… státní občanství </text:span><text:span text:style-name="T4">(citizenship)</text:span><text:span text:style-name="T1">: ………………………………………………………………. adresa trvalého pobytu </text:span><text:span text:style-name="T4">(address of permanent residence)</text:span><text:span text:style-name="T1">: ……………………………………………………….. ……………………………………………………….. ……………………………………………………….. ………………………………………………………..</text:span></text:p>
      <text:p text:style-name="P3"><text:span text:style-name="T1">V Městské části Brno-……………………………….. <text:line-break/></text:span><text:span text:style-name="T4">(Enter the name of the municipality where you are registered as a permanent resident)</text:span><text:span text:style-name="T1">, <text:line-break/>dne ……………………… 201</text:span><text:span text:style-name="T2">8</text:span><text:span text:style-name="T1"> </text:span><text:span text:style-name="T4">(enter date in the day/month format)</text:span><text:span text:style-name="T1"> </text:span></text:p>
      <text:p text:style-name="P3"><text:span text:style-name="T1"/></text:p>
      <text:p text:style-name="P3"><text:span text:style-name="T1"/></text:p>
      <text:p text:style-name="P3"><text:span text:style-name="T1">……………………………………………………….. <text:line-break/>podpis</text:span><text:span text:style-name="T4"> (signature)</text:span></text:p>
      <text:p text:style-name="P3"><text:span text:style-name="T1">Doklad, dle kterého byla ověřena uvedená data:………………………………………….. </text:span><text:span text:style-name="T4">(Document based on which was the above filled in; likely your residence permit – all of the below will be filled in by the Office)</text:span></text:p>
      <text:p text:style-name="P3"><text:span text:style-name="T4"/></text:p>
      <text:p text:style-name="P3"><text:span text:style-name="T1">Ověření provedl </text:span><text:span text:style-name="T4">(verified by)</text:span><text:span text:style-name="T1"> : ………………………………………….. </text:span></text:p>
      <text:p text:style-name="P3"><text:span text:style-name="T1"/></text:p>
      <text:p text:style-name="P3"><text:span text:style-name="T1">In case of any questions, please do not hesitate to ask for help at </text:span><text:span text:style-name="T2">krpole</text:span><text:span text:style-name="T1">@</text:span><text:span text:style-name="T2">pirati</text:span><text:span text:style-name="T1">.cz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Helvetica1" svg:font-family="Helvetic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e</meta:initial-creator>
    <meta:editing-cycles>7</meta:editing-cycles>
    <meta:creation-date>2018-08-15T06:55:00</meta:creation-date>
    <dc:date>2018-08-15T12:26:16.463000000</dc:date>
    <meta:editing-duration>PT2H10M15S</meta:editing-duration>
    <meta:generator>LibreOffice/5.3.3.2$Windows_X86_64 LibreOffice_project/3d9a8b4b4e538a85e0782bd6c2d430bafe583448</meta:generator>
    <meta:document-statistic meta:table-count="0" meta:image-count="0" meta:object-count="0" meta:page-count="1" meta:paragraph-count="10" meta:word-count="203" meta:character-count="1531" meta:non-whitespace-character-count="13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